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1972" officeooo:paragraph-rsid="00011972"/>
    </style:style>
    <style:style style:name="P2" style:family="paragraph" style:parent-style-name="Heading_20_2">
      <style:text-properties officeooo:rsid="00011972" officeooo:paragraph-rsid="00011972"/>
    </style:style>
    <style:style style:name="P3" style:family="paragraph" style:parent-style-name="Text_20_body" style:list-style-name="L1">
      <style:text-properties officeooo:rsid="00011972" officeooo:paragraph-rsid="00011972"/>
    </style:style>
    <style:style style:name="P4" style:family="paragraph" style:parent-style-name="Text_20_body" style:list-style-name="L1">
      <style:text-properties officeooo:rsid="0001d3fb" officeooo:paragraph-rsid="0001d3fb"/>
    </style:style>
    <style:style style:name="P5" style:family="paragraph" style:parent-style-name="Text_20_body">
      <style:text-properties officeooo:rsid="0002eaf4" officeooo:paragraph-rsid="0002eaf4"/>
    </style:style>
    <style:style style:name="P6" style:family="paragraph" style:parent-style-name="Text_20_body">
      <style:text-properties officeooo:rsid="0004dde3" officeooo:paragraph-rsid="0004dde3"/>
    </style:style>
    <style:style style:name="P7" style:family="paragraph" style:parent-style-name="Text_20_body" style:master-page-name="">
      <style:paragraph-properties style:page-number="auto" fo:keep-with-next="always"/>
      <style:text-properties officeooo:rsid="0004dde3" officeooo:paragraph-rsid="0004dde3"/>
    </style:style>
    <style:style style:name="P8" style:family="paragraph" style:parent-style-name="Text_20_body" style:list-style-name="L2">
      <style:text-properties style:font-name="Liberation Mono" fo:font-size="11pt" officeooo:rsid="0004dde3" officeooo:paragraph-rsid="0004dde3" style:font-size-asian="11pt" style:font-size-complex="11pt"/>
    </style:style>
    <style:style style:name="P9" style:family="paragraph" style:parent-style-name="Text_20_body" style:list-style-name="L3">
      <style:text-properties style:font-name="Liberation Mono" fo:font-size="11pt" officeooo:rsid="0004dde3" officeooo:paragraph-rsid="0004dde3" style:font-size-asian="11pt" style:font-size-complex="11pt"/>
    </style:style>
    <style:style style:name="P10" style:family="paragraph" style:parent-style-name="Text_20_body">
      <style:text-properties officeooo:rsid="00067858" officeooo:paragraph-rsid="00067858"/>
    </style:style>
    <style:style style:name="P11" style:family="paragraph" style:parent-style-name="Text_20_body">
      <style:text-properties officeooo:rsid="0004dde3" officeooo:paragraph-rsid="00067858"/>
    </style:style>
    <style:style style:name="P12" style:family="paragraph" style:parent-style-name="Text_20_body" style:list-style-name="L2">
      <style:text-properties style:font-name="Liberation Mono" fo:font-size="11pt" officeooo:rsid="0004dde3" officeooo:paragraph-rsid="00067858" style:font-size-asian="11pt" style:font-size-complex="11pt"/>
    </style:style>
    <style:style style:name="P13" style:family="paragraph" style:parent-style-name="Text_20_body" style:list-style-name="L4">
      <style:text-properties style:font-name="Liberation Mono" fo:font-size="11pt" officeooo:rsid="0004dde3" officeooo:paragraph-rsid="00067858" style:font-size-asian="11pt" style:font-size-complex="11pt"/>
    </style:style>
    <style:style style:name="P14" style:family="paragraph" style:parent-style-name="Text_20_body">
      <style:text-properties officeooo:rsid="0004dde3" officeooo:paragraph-rsid="00072ea3"/>
    </style:style>
    <style:style style:name="P15" style:family="paragraph" style:parent-style-name="Text_20_body" style:list-style-name="L2">
      <style:text-properties style:font-name="Liberation Mono" fo:font-size="11pt" officeooo:rsid="0004dde3" officeooo:paragraph-rsid="00072ea3" style:font-size-asian="11pt" style:font-size-complex="11pt"/>
    </style:style>
    <style:style style:name="P16" style:family="paragraph" style:parent-style-name="Text_20_body" style:list-style-name="L2">
      <style:text-properties style:font-name="Liberation Mono" fo:font-size="11pt" officeooo:rsid="00072ea3" officeooo:paragraph-rsid="00072ea3" style:font-size-asian="11pt" style:font-size-complex="11pt"/>
    </style:style>
    <style:style style:name="P17" style:family="paragraph" style:parent-style-name="Text_20_body" style:list-style-name="L5">
      <style:text-properties style:font-name="Liberation Mono" fo:font-size="11pt" officeooo:rsid="0004dde3" officeooo:paragraph-rsid="00072ea3" style:font-size-asian="11pt" style:font-size-complex="11pt"/>
    </style:style>
    <style:style style:name="P18" style:family="paragraph" style:parent-style-name="Text_20_body">
      <style:text-properties officeooo:rsid="00072ea3" officeooo:paragraph-rsid="00072ea3"/>
    </style:style>
    <style:style style:name="P19" style:family="paragraph" style:parent-style-name="Text_20_body">
      <style:text-properties officeooo:rsid="00073783" officeooo:paragraph-rsid="00073783"/>
    </style:style>
    <style:style style:name="P20" style:family="paragraph" style:parent-style-name="Text_20_body">
      <style:text-properties officeooo:rsid="0004dde3" officeooo:paragraph-rsid="00073783"/>
    </style:style>
    <style:style style:name="P21" style:family="paragraph" style:parent-style-name="Text_20_body" style:list-style-name="L2">
      <style:text-properties style:font-name="Liberation Mono" fo:font-size="11pt" officeooo:rsid="0004dde3" officeooo:paragraph-rsid="00073783" style:font-size-asian="11pt" style:font-size-complex="11pt"/>
    </style:style>
    <style:style style:name="P22" style:family="paragraph" style:parent-style-name="Text_20_body" style:list-style-name="L2">
      <style:text-properties style:font-name="Liberation Mono" fo:font-size="11pt" officeooo:rsid="00072ea3" officeooo:paragraph-rsid="00073783" style:font-size-asian="11pt" style:font-size-complex="11pt"/>
    </style:style>
    <style:style style:name="P23" style:family="paragraph" style:parent-style-name="Text_20_body" style:list-style-name="L6">
      <style:text-properties style:font-name="Liberation Mono" fo:font-size="11pt" officeooo:rsid="0004dde3" officeooo:paragraph-rsid="00073783" style:font-size-asian="11pt" style:font-size-complex="11pt"/>
    </style:style>
    <style:style style:name="P24" style:family="paragraph" style:parent-style-name="Text_20_body">
      <style:text-properties officeooo:rsid="00072ea3" officeooo:paragraph-rsid="00073783"/>
    </style:style>
    <style:style style:name="P25" style:family="paragraph" style:parent-style-name="Text_20_body">
      <style:text-properties officeooo:rsid="000914c6" officeooo:paragraph-rsid="000914c6"/>
    </style:style>
    <style:style style:name="P26" style:family="paragraph" style:parent-style-name="Heading_20_2">
      <style:text-properties officeooo:rsid="000a74cf" officeooo:paragraph-rsid="000a74cf"/>
    </style:style>
    <style:style style:name="P27" style:family="paragraph" style:parent-style-name="Text_20_body">
      <style:text-properties officeooo:rsid="000faf5c" officeooo:paragraph-rsid="000faf5c"/>
    </style:style>
    <style:style style:name="P28" style:family="paragraph" style:parent-style-name="Text_20_body">
      <style:paragraph-properties fo:margin-left="1.251cm" fo:text-indent="0cm" style:auto-text-indent="false"/>
      <style:text-properties officeooo:rsid="00228808" officeooo:paragraph-rsid="00228808"/>
    </style:style>
    <style:style style:name="P29" style:family="paragraph" style:parent-style-name="Text_20_body">
      <style:paragraph-properties fo:margin-left="2.501cm" fo:text-indent="0cm" style:auto-text-indent="false"/>
      <style:text-properties officeooo:rsid="00228808" officeooo:paragraph-rsid="00228808"/>
    </style:style>
    <style:style style:name="P30" style:family="paragraph" style:parent-style-name="Text_20_body">
      <style:paragraph-properties fo:margin-left="1.251cm" fo:text-indent="0cm" style:auto-text-indent="false"/>
      <style:text-properties officeooo:rsid="0023677b" officeooo:paragraph-rsid="0023677b"/>
    </style:style>
    <style:style style:name="P31" style:family="paragraph" style:parent-style-name="Text_20_body">
      <style:text-properties officeooo:rsid="001176f6" officeooo:paragraph-rsid="001176f6"/>
    </style:style>
    <style:style style:name="P32" style:family="paragraph" style:parent-style-name="Text_20_body">
      <style:text-properties officeooo:rsid="001176f6" officeooo:paragraph-rsid="0013488d"/>
    </style:style>
    <style:style style:name="P33" style:family="paragraph" style:parent-style-name="Text_20_body">
      <style:text-properties officeooo:rsid="0013488d" officeooo:paragraph-rsid="0013488d"/>
    </style:style>
    <style:style style:name="P34" style:family="paragraph" style:parent-style-name="Text_20_body" style:list-style-name="L7">
      <style:text-properties officeooo:rsid="0013488d" officeooo:paragraph-rsid="0013488d"/>
    </style:style>
    <style:style style:name="P35" style:family="paragraph" style:parent-style-name="Text_20_body" style:list-style-name="L7">
      <style:text-properties officeooo:rsid="0013a7b0" officeooo:paragraph-rsid="0013a7b0"/>
    </style:style>
    <style:style style:name="P36" style:family="paragraph" style:parent-style-name="Text_20_body">
      <style:text-properties officeooo:rsid="0013a7b0" officeooo:paragraph-rsid="0013a7b0"/>
    </style:style>
    <style:style style:name="P37" style:family="paragraph" style:parent-style-name="Text_20_body">
      <style:text-properties officeooo:rsid="001449b2" officeooo:paragraph-rsid="001449b2"/>
    </style:style>
    <style:style style:name="P38" style:family="paragraph" style:parent-style-name="Text_20_body">
      <style:text-properties officeooo:rsid="00180a6d" officeooo:paragraph-rsid="00180a6d"/>
    </style:style>
    <style:style style:name="P39" style:family="paragraph" style:parent-style-name="Text_20_body">
      <style:text-properties officeooo:rsid="001835b5" officeooo:paragraph-rsid="001835b5"/>
    </style:style>
    <style:style style:name="P40" style:family="paragraph" style:parent-style-name="Text_20_body">
      <style:text-properties officeooo:rsid="001bf2a2" officeooo:paragraph-rsid="001bf2a2"/>
    </style:style>
    <style:style style:name="P41" style:family="paragraph" style:parent-style-name="Text_20_body" style:list-style-name="L8">
      <style:text-properties officeooo:rsid="001bf2a2" officeooo:paragraph-rsid="001bf2a2"/>
    </style:style>
    <style:style style:name="P42" style:family="paragraph" style:parent-style-name="Text_20_body" style:list-style-name="L8">
      <style:text-properties officeooo:rsid="001d1676" officeooo:paragraph-rsid="001d1676"/>
    </style:style>
    <style:style style:name="P43" style:family="paragraph" style:parent-style-name="Text_20_body" style:list-style-name="L8">
      <style:text-properties officeooo:rsid="001e277d" officeooo:paragraph-rsid="001e277d"/>
    </style:style>
    <style:style style:name="P44" style:family="paragraph" style:parent-style-name="Text_20_body" style:list-style-name="L8">
      <style:text-properties officeooo:rsid="001fed31" officeooo:paragraph-rsid="001fed31"/>
    </style:style>
    <style:style style:name="P45" style:family="paragraph" style:parent-style-name="Text_20_body">
      <style:text-properties officeooo:rsid="000a74cf" officeooo:paragraph-rsid="000a74cf"/>
    </style:style>
    <style:style style:name="P46" style:family="paragraph" style:parent-style-name="Text_20_body" style:list-style-name="L9">
      <style:text-properties officeooo:rsid="000a74cf" officeooo:paragraph-rsid="000a74cf"/>
    </style:style>
    <style:style style:name="P47" style:family="paragraph" style:parent-style-name="Heading_20_2">
      <style:text-properties officeooo:rsid="000e2a7e" officeooo:paragraph-rsid="000e2a7e"/>
    </style:style>
    <style:style style:name="P48" style:family="paragraph" style:parent-style-name="Text_20_body">
      <style:text-properties officeooo:rsid="000e9852" officeooo:paragraph-rsid="000e9852"/>
    </style:style>
    <style:style style:name="P49" style:family="paragraph" style:parent-style-name="Text_20_body">
      <style:text-properties officeooo:rsid="000e2a7e" officeooo:paragraph-rsid="000e9852"/>
    </style:style>
    <style:style style:name="T1" style:family="text">
      <style:text-properties style:font-name="Liberation Serif" fo:language="cs" fo:country="CZ" fo:font-style="normal" officeooo:rsid="0039e481" style:font-name-asian="Liberation Serif" style:font-style-asian="normal" style:font-name-complex="Liberation Serif" style:font-style-complex="normal"/>
    </style:style>
    <style:style style:name="T2" style:family="text">
      <style:text-properties fo:language="en" fo:country="US"/>
    </style:style>
    <style:style style:name="T3" style:family="text">
      <style:text-properties fo:language="cs" fo:country="CZ"/>
    </style:style>
    <style:style style:name="T4" style:family="text">
      <style:text-properties officeooo:rsid="0002eaf4"/>
    </style:style>
    <style:style style:name="T5" style:family="text">
      <style:text-properties style:font-name="Liberation Mono" fo:font-size="11pt" style:font-size-asian="11pt" style:font-size-complex="11pt"/>
    </style:style>
    <style:style style:name="T6" style:family="text">
      <style:text-properties style:text-position="sub 58%"/>
    </style:style>
    <style:style style:name="T7" style:family="text">
      <style:text-properties officeooo:rsid="00067858"/>
    </style:style>
    <style:style style:name="T8" style:family="text">
      <style:text-properties officeooo:rsid="00072ea3"/>
    </style:style>
    <style:style style:name="T9" style:family="text">
      <style:text-properties officeooo:rsid="00073783"/>
    </style:style>
    <style:style style:name="T10" style:family="text">
      <style:text-properties style:font-name="Liberation Mono" fo:font-size="11pt" officeooo:rsid="0004dde3" style:font-size-asian="11pt" style:font-size-complex="11pt"/>
    </style:style>
    <style:style style:name="T11" style:family="text">
      <style:text-properties style:font-name="Liberation Mono" fo:font-size="11pt" officeooo:rsid="00067858" style:font-size-asian="11pt" style:font-size-complex="11pt"/>
    </style:style>
    <style:style style:name="T12" style:family="text">
      <style:text-properties fo:background-color="#ffff00" loext:char-shading-value="0"/>
    </style:style>
    <style:style style:name="T13" style:family="text">
      <style:text-properties officeooo:rsid="001835b5" fo:background-color="#ffff00" loext:char-shading-value="0"/>
    </style:style>
    <style:style style:name="T14" style:family="text">
      <style:text-properties officeooo:rsid="0013a7b0"/>
    </style:style>
    <style:style style:name="T15" style:family="text">
      <style:text-properties officeooo:rsid="0013488d"/>
    </style:style>
    <style:style style:name="T16" style:family="text">
      <style:text-properties style:text-position="sub 58%" officeooo:rsid="0013488d"/>
    </style:style>
    <style:style style:name="T17" style:family="text">
      <style:text-properties style:text-position="sub 58%" officeooo:rsid="0013a7b0"/>
    </style:style>
    <style:style style:name="T18" style:family="text">
      <style:text-properties officeooo:rsid="001449b2"/>
    </style:style>
    <style:style style:name="T19" style:family="text">
      <style:text-properties officeooo:rsid="00180a6d"/>
    </style:style>
    <style:style style:name="T20" style:family="text">
      <style:text-properties fo:font-style="italic" officeooo:rsid="00180a6d" style:font-style-asian="italic" style:font-style-complex="italic"/>
    </style:style>
    <style:style style:name="T21" style:family="text">
      <style:text-properties fo:font-style="normal" officeooo:rsid="00180a6d" style:font-style-asian="normal" style:font-style-complex="normal"/>
    </style:style>
    <style:style style:name="T22" style:family="text">
      <style:text-properties officeooo:rsid="0016494b"/>
    </style:style>
    <style:style style:name="T23" style:family="text">
      <style:text-properties style:text-position="sub 58%" officeooo:rsid="0016494b"/>
    </style:style>
    <style:style style:name="T24" style:family="text">
      <style:text-properties officeooo:rsid="0016dfd3"/>
    </style:style>
    <style:style style:name="T25" style:family="text">
      <style:text-properties officeooo:rsid="0019f655"/>
    </style:style>
    <style:style style:name="T26" style:family="text">
      <style:text-properties style:text-position="sub 58%" officeooo:rsid="0019f655"/>
    </style:style>
    <style:style style:name="T27" style:family="text">
      <style:text-properties officeooo:rsid="001bc8c4"/>
    </style:style>
    <style:style style:name="T28" style:family="text">
      <style:text-properties style:text-position="sub 58%" officeooo:rsid="001bc8c4"/>
    </style:style>
    <style:style style:name="T29" style:family="text">
      <style:text-properties officeooo:rsid="001d1676"/>
    </style:style>
    <style:style style:name="T30" style:family="text">
      <style:text-properties officeooo:rsid="001e277d"/>
    </style:style>
    <style:style style:name="T31" style:family="text">
      <style:text-properties officeooo:rsid="001fed31"/>
    </style:style>
    <style:style style:name="T32" style:family="text">
      <style:text-properties officeooo:rsid="000b58e4"/>
    </style:style>
    <style:style style:name="T33" style:family="text">
      <style:text-properties style:text-position="sub 58%" officeooo:rsid="000b5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match /juːmæt͡ʃ/ <text:span text:style-name="T1">–</text:span> metrika pro UMR? :-)</text:h>
      <text:p text:style-name="P1">Základem je porovnání dvou sobě odpovídajících uzlů ve dvou různých anotacích téže věty. Prvním problémem je stanovit, které uzly si odpovídají, protože počet uzlů ani jejich označení není pevně dáno. Druhým (a snadnějším) krokem je pak porovnat atributy sobě odpovídajících uzlů a výsledek vyjádřit pomocí nějakého skóre v intervalu <text:span text:style-name="T2">[0;1] </text:span><text:span text:style-name="T3">(kde 0 znamená zcela nepodobné uzly, 1 znamená ekvivalentní uzly).</text:span></text:p>
      <text:h text:style-name="P2" text:outline-level="2">Porovnání sobě odpovídajících uzlů</text:h>
      <text:p text:style-name="P1">Uzel je charakterizován několika vlastnostmi:</text:p>
      <text:list text:style-name="L1">
        <text:list-item>
          <text:p text:style-name="P3">Proměnná (např. „s9p“), funguje jako jednoznačný identifikátor uzlu v daném dokumentu. Odpovídající uzel ve druhém souboru může mít proměnnou jinou (jiný řetězec, např. „s9p3“). Důležité je, že víme, která proměnná v jednom souboru odpovídá které proměnné ve druhém souboru.</text:p>
        </text:list-item>
        <text:list-item>
          <text:p text:style-name="P4">Koncept (např. „povídat-001“). <text:span text:style-name="T4">Někdy se o vztahu mezi proměnnou a konceptem mluví jako o zvláštní hraně typu instance („proměnná s9p je instancí konceptu povídat-001“).</text:span></text:p>
        </text:list-item>
        <text:list-item>
          <text:p text:style-name="P4">Hrana vedoucí k jinému uzlu (výchozí uzel je rodič, ten jiný uzel je dítě). Hrana má značku neboli typ <text:span text:style-name="T4">neboli název</text:span> (např. „:ARG0“) a identifikátor (proměnnou) cílového uzlu. Při porovnávání hrany s hranou vedoucí z odpovídajícího rodiče ve druhém souboru je třeba proměnnou dítěte rovněž namapovat na odpovídající uzel ve druhém souboru.</text:p>
        </text:list-item>
        <text:list-item>
          <text:p text:style-name="P4">Atribut má název a hodnotu. Opticky v anotaci připomíná hranu (název je např. „:quant“), akorát hodnota není identifikátor dítěte, ale jen nějaká řetězcová nebo číselná hodnota (např. „6“). Některé typy atributů navíc mohou být podle potřeby i hranami, např. právě „:quant“ může mít buď číselnou hodnotu, nebo identifikátor uzlu s nějakým konceptem.</text:p>
        </text:list-item>
      </text:list>
      <text:p text:style-name="P5">Obecně lze na vlastnosti uzlu pohlížet jako na trojice (X, Y, Z), kde X je proměnná identifikující uzel, jehož vlastnost to je, Y identifikuje vlastnost (název hrany, název atributu, nebo „concept“, pokud jde o koncept) a Z je hodnotou vlastnosti (proměnná identifikující dítě, hodnota atributu, koncept). Proměnné, ať už jsou v X nebo v Z, se vždy porovnávají tak, že se přeloží na odpovídající proměnnou ve druhém souboru. Názvy v Y a hodnoty v Z se porovnávají přímo (řetězcově nebo numericky).</text:p>
      <text:p text:style-name="P6">Když porovnáváme charakteristické trojice ze dvou sobě odpovídajících uzlů, je X vždy stejné (a z definice odpovídá X v protějším uzlu). Kdyby oba uzly obsahovaly stejné názvy vlastností a atributů a každé Y by se v daném uzlu vyskytlo nejvýše jednou, bylo by možné srovnání sobě odpovídajících uzlů vyjádřit procentem shody: pro každé (X, Y) se zjistí jemu odpovídající Z a pokud je stejné (X, Y, Z) i ve druhém uzlu, započítáme 1 pozitivní odpověď. Na konci počet pozitivních odpovědí vydělíme počtem všech odpovědí. Příklad:</text:p>
      <text:p text:style-name="P6">Uzel v souboru A: <text:span text:style-name="T5">(s1p / person :refer-person 3rd :refer-number singular)</text:span></text:p>
      <text:p text:style-name="P6">Uzel v souboru B: <text:span text:style-name="T5">(s1p2 / person :refer-person 3rd :refer-number plural)</text:span></text:p>
      <text:p text:style-name="P6">Každý uzel je charakterizován celkem třemi trojicemi.</text:p>
      <text:p text:style-name="P7"><text:soft-page-break/>A:</text:p>
      <text:list xml:id="list3957833244" text:style-name="L2">
        <text:list-item>
          <text:p text:style-name="P8">s1p concept person</text:p>
        </text:list-item>
        <text:list-item>
          <text:p text:style-name="P8">s1p :refer-person 3rd</text:p>
        </text:list-item>
        <text:list-item>
          <text:p text:style-name="P8">s1p :refer-number singular</text:p>
        </text:list-item>
      </text:list>
      <text:p text:style-name="P6">B:</text:p>
      <text:list text:style-name="L3">
        <text:list-item>
          <text:p text:style-name="P9">s1p2 concept person</text:p>
        </text:list-item>
        <text:list-item>
          <text:p text:style-name="P9">s1p2 :refer-person 3rd</text:p>
        </text:list-item>
        <text:list-item>
          <text:p text:style-name="P9">s1p2 :refer-number plural</text:p>
        </text:list-item>
      </text:list>
      <text:p text:style-name="P10">Při porovnávání hodnot Z u sobě odpovídajících (X, Y) zjistíme shodu 2/3 = 67%.</text:p>
      <text:p text:style-name="P10">Pokud by jeden z uzlů měl vlastnost (Y), kterou druhý uzel vůbec nemá (což si lze také představit tak, že tuto vlastnost má, ale hodnota Z je prázdný řetězec), budeme chtít místo úplné shody počítat přesnost, úplnost a skóre F<text:span text:style-name="T6">1</text:span>.</text:p>
      <text:p text:style-name="P11">A:</text:p>
      <text:list xml:id="list115246154061788" text:continue-list="list3957833244" text:style-name="L2">
        <text:list-item>
          <text:p text:style-name="P12">s1p concept <text:span text:style-name="T7">povídat-001</text:span></text:p>
        </text:list-item>
        <text:list-item>
          <text:p text:style-name="P12">s1p :<text:span text:style-name="T7">temporal</text:span> <text:span text:style-name="T7">s1t</text:span></text:p>
        </text:list-item>
      </text:list>
      <text:p text:style-name="P11">B:</text:p>
      <text:list text:style-name="L4">
        <text:list-item>
          <text:p text:style-name="P13">s1p2 concept <text:span text:style-name="T7">povídat-001</text:span></text:p>
        </text:list-item>
        <text:list-item>
          <text:p text:style-name="P13">s1p2 :<text:span text:style-name="T7">place</text:span> <text:span text:style-name="T7">s1p3</text:span></text:p>
        </text:list-item>
      </text:list>
      <text:p text:style-name="P10">V tomto případě pracujeme se třemi různými Y: <text:span text:style-name="T5">concept</text:span>, <text:span text:style-name="T5">:temporal</text:span>, <text:span text:style-name="T5">:place</text:span>. Prostá shoda příslušných Z bude 1/3 = 33% (u vlastností <text:span text:style-name="T5">:temporal</text:span> a <text:span text:style-name="T5">:place</text:span> bereme na opačné straně za Z prázdný řetězec).</text:p>
      <text:p text:style-name="P10">U úplnosti <text:span text:style-name="T8">(R)</text:span> nás zajím<text:span text:style-name="T8">á, kolik z vlastností levého souboru se správně objevilo i v pravém souboru. U přesnosti (P) nás naopak zajímá, kolik z vlastností pravého souboru se správně objevilo i v levém souboru. Zde budou obě čísla stejná, a to 1/2 = 50% (v obou případech sledujeme dvě vlastnosti, jedna z nich je koncept, který se shoduje, druhá je něco, co se v protějším souboru nenašlo). Poznámka: Zde říkáme „levý“ a „pravý“ soubor. Pojmům „úplnost“ a „přesnost“ odpovídá situace, kdy levý soubor je zlatý standard a pravý soubor je proti standardu porovnávaný výstup nějakého algoritmu. Můžeme ale oba soubory prohodit a vše bude fungovat zrcadlově, přesnost se stane úplností a naopak.</text:span></text:p>
      <text:p text:style-name="P14">A:</text:p>
      <text:list xml:id="list115246742849936" text:continue-list="list115246154061788" text:style-name="L2">
        <text:list-item>
          <text:p text:style-name="P15">s1p concept <text:span text:style-name="T7">povídat-001</text:span></text:p>
        </text:list-item>
        <text:list-item>
          <text:p text:style-name="P16">s1p :ARG0 s1j</text:p>
        </text:list-item>
        <text:list-item>
          <text:p text:style-name="P15">s1p :<text:span text:style-name="T7">temporal</text:span> <text:span text:style-name="T7">s1t</text:span></text:p>
        </text:list-item>
      </text:list>
      <text:p text:style-name="P14">B:</text:p>
      <text:list text:style-name="L5">
        <text:list-item>
          <text:p text:style-name="P17">s1p2 concept <text:span text:style-name="T7">povídat-001</text:span></text:p>
        </text:list-item>
        <text:list-item>
          <text:p text:style-name="P17">s1p2 :<text:span text:style-name="T8">ARG0</text:span> <text:span text:style-name="T7">s1</text:span><text:span text:style-name="T8">j</text:span></text:p>
        </text:list-item>
      </text:list>
      <text:p text:style-name="P18"><text:soft-page-break/>Předpokládejme, že uzel <text:span text:style-name="T5">s1j</text:span> v souboru A odpovídá uzlu <text:span text:style-name="T5">s1j</text:span> v souboru B, u vlastnosti <text:span text:style-name="T5">:ARG0</text:span> tedy panuje shoda. Soubor A má 3 vlastnosti a 2 z nich se shodují se souborem B, tedy úplnost R = 2/3 = 67%. Soubor B má 2 vlastnosti a obě se shodují se souborem A, tedy přesnost P = 2/2 = 100%.</text:p>
      <text:p text:style-name="P18">Vypočítáme F<text:span text:style-name="T6">1</text:span> = 2PR / (P+R) = <text:span text:style-name="T9">80%.</text:span></text:p>
      <text:p text:style-name="P19">Může se také stát, že uzel má několik vlastností stejného jména (opakující se Y). Např. události mohou mít několik hran typu <text:span text:style-name="T5">:place</text:span>:</text:p>
      <text:p text:style-name="P20">A:</text:p>
      <text:list text:continue-list="list115246742849936" text:style-name="L2">
        <text:list-item>
          <text:p text:style-name="P21">s1p concept <text:span text:style-name="T7">povídat-001</text:span></text:p>
        </text:list-item>
        <text:list-item>
          <text:p text:style-name="P22">s1p :ARG0 s1j</text:p>
        </text:list-item>
        <text:list-item>
          <text:p text:style-name="P21">s1p :<text:span text:style-name="T9">place</text:span> <text:span text:style-name="T7">s1</text:span><text:span text:style-name="T9">c</text:span></text:p>
        </text:list-item>
        <text:list-item>
          <text:p text:style-name="P21">s1p :<text:span text:style-name="T9">place</text:span> <text:span text:style-name="T7">s1</text:span><text:span text:style-name="T9">t</text:span></text:p>
        </text:list-item>
      </text:list>
      <text:p text:style-name="P20">B:</text:p>
      <text:list text:style-name="L6">
        <text:list-item>
          <text:p text:style-name="P23">s1p2 concept <text:span text:style-name="T7">povídat-001</text:span></text:p>
        </text:list-item>
        <text:list-item>
          <text:p text:style-name="P23">s1p2 :<text:span text:style-name="T8">ARG0</text:span> <text:span text:style-name="T7">s1</text:span><text:span text:style-name="T8">j</text:span></text:p>
        </text:list-item>
        <text:list-item>
          <text:p text:style-name="P23">s1p<text:span text:style-name="T9">2</text:span> :<text:span text:style-name="T9">place</text:span> <text:span text:style-name="T7">s1</text:span><text:span text:style-name="T9">c</text:span></text:p>
        </text:list-item>
      </text:list>
      <text:p text:style-name="P19">Přesnost a úplnost si poradí i s touto situací. Opět předpokládáme, že proměnné <text:span text:style-name="T5">s1j</text:span> si v obou souborech odpovídají, totéž platí o <text:span text:style-name="T5">s1c</text:span>. Trojici (<text:span text:style-name="T10">s1p :</text:span><text:span text:style-name="T5">place</text:span><text:span text:style-name="T10"> </text:span><text:span text:style-name="T11">s1</text:span><text:span text:style-name="T5">c</text:span>) ze souboru A odpovídá v souboru B trojice (<text:span text:style-name="T10">s1p</text:span><text:span text:style-name="T5">2</text:span><text:span text:style-name="T10"> :</text:span><text:span text:style-name="T5">place</text:span><text:span text:style-name="T10"> </text:span><text:span text:style-name="T11">s1</text:span><text:span text:style-name="T5">c</text:span>), zatímco trojici (<text:span text:style-name="T10">s1p :</text:span><text:span text:style-name="T5">place</text:span><text:span text:style-name="T10"> </text:span><text:span text:style-name="T11">s1</text:span><text:span text:style-name="T5">t</text:span>) neodpovídá v souboru B nic.</text:p>
      <text:p text:style-name="P19">R = 3/4 = 75%</text:p>
      <text:p text:style-name="P19">P = 3/3 = 100%</text:p>
      <text:p text:style-name="P24">F<text:span text:style-name="T6">1</text:span> = 2PR / (P+R) = <text:span text:style-name="T9">86%</text:span></text:p>
      <text:p text:style-name="P25">Pokud jsou P a R shodné, je s nimi shodné i F<text:span text:style-name="T6">1</text:span>. V úvodním příkladu, kde oba uzly měly stejnou sadu vlastností, je toto číslo identické také s prostým procentem shody („úspěšností“). Ovšem v případě, že uzel může obsahovat stejné Y vícekrát s různými Z, nelze procento shody spočítat.</text:p>
      <text:h text:style-name="P26" text:outline-level="2">Které uzly si odpovídají?</text:h>
      <text:p text:style-name="P27">Na rozdíl od metriky SMATCH, používané pro AMR (<text:span text:style-name="T12">citace? </text:span><text:span text:style-name="T13">a co Vašek Klimeš a jeho evaluace tektogramatického parseru?</text:span>), spoléháme na to, že soubor UMR obsahuje informaci o tom, který uzel odpovídá kterému slovu (slovům) vstupní věty. V terminologii UMR se této informaci říká zarovnání (alignment).</text:p>
      <text:p text:style-name="P28">Shu Cai, Kevin Knight. 2013. <text:a xlink:type="simple" xlink:href="https://aclanthology.org/P13-2131/" text:style-name="Internet_20_link" text:visited-style-name="Visited_20_Internet_20_Link">Smatch: an Evaluation Metric for Semantic Feature Structures</text:a>. In ACL Short Papers, Sofia, Bulgaria.</text:p>
      <text:p text:style-name="P29">Implementace v Pythonu: <text:a xlink:type="simple" xlink:href="https://github.com/snowblink14/smatch" text:style-name="Internet_20_link" text:visited-style-name="Visited_20_Internet_20_Link">https://github.com/snowblink14/smatch</text:a></text:p>
      <text:p text:style-name="P30">Na rozdíl od smatche klademe důraz na zarovnání uzlů na slova, i kdyby se tím dosáhlo nižšího než maximálního možného F skóre. Takové porovnání lépe odpovídá intuici, ale smatch ho pro AMR nemohl provést, protože tam nebylo zarovnání na slova k dispozici. <text:soft-page-break/>Tady naopak je zarovnání součástí anotace, takže můžeme říct, že metrika nepřímo vyhodnocuje i tuto součást. Pokud někdo uvede nesmyslné zarovnání na slova, na metrice se to projeví.</text:p>
      <text:p text:style-name="P27">Uzel může být zarovnán na jedno slovo (token) nebo na několik tokenů, které ani nemusí ve větě následovat bezprostředně po sobě (nespojité zarovnání). <text:span text:style-name="T14">Navíc na stejné slovo může být zarovnán více než jeden uzel téhož grafu (jde o vztah typu M:N).</text:span> Některé uzly grafu UMR nejsou zarovnané na žádné slovo, s těmi tedy <text:span text:style-name="T14">budeme muset</text:span> pracovat jinak.</text:p>
      <text:p text:style-name="P31">Při mapování uzlů ze dvou různých souborů anotujících stejný text primárně hledáme uzly, které jsou zarovnané na totéž slovo.</text:p>
      <text:p text:style-name="P32">Mějme soubory A a B. V souboru A máme uzly a<text:span text:style-name="T6">1</text:span>, …, a<text:span text:style-name="T6">m</text:span>; v souboru B máme uzly b<text:span text:style-name="T6">1</text:span>, …, b<text:span text:style-name="T6">n</text:span>. Mezi uzly a<text:span text:style-name="T6">i</text:span> a b<text:span text:style-name="T6">j</text:span> je (symetrické) spojení (connection), jestliže existuje slovo (token) w<text:span text:style-name="T6">k</text:span>, které mají oba uzly ve svém zarovnání. Každý uzel může a nemusí mít ve svém zarovnání i další slova, která se už nemusí nutně shodovat. <text:span text:style-name="T15">Projekce uzlu a</text:span><text:span text:style-name="T16">i</text:span><text:span text:style-name="T15"> do souboru B je množina všech uzlů v souboru B, které mají spojení s uzlem a</text:span><text:span text:style-name="T16">i</text:span><text:span text:style-name="T15">. I v případě, že uzel a</text:span><text:span text:style-name="T16">i</text:span><text:span text:style-name="T15"> má neprázdné zarovnání na slova, může být jeho projekce prázdná – to pokud je zarovnán na slova, na která v souboru B není zarovnán žádný uzel.</text:span></text:p>
      <text:p text:style-name="P33">Projekce nemusí být symetrické. Příklad:</text:p>
      <text:list text:style-name="L7">
        <text:list-item>
          <text:p text:style-name="P34">uzel a<text:span text:style-name="T6">1</text:span> <text:span text:style-name="T14">je </text:span>zarovnán na w<text:span text:style-name="T6">1</text:span>, w<text:span text:style-name="T6">2</text:span></text:p>
        </text:list-item>
        <text:list-item>
          <text:p text:style-name="P34">uzel b<text:span text:style-name="T6">1</text:span> <text:span text:style-name="T14">je </text:span>zarovnán na w<text:span text:style-name="T6">1</text:span></text:p>
        </text:list-item>
        <text:list-item>
          <text:p text:style-name="P34">uzel b<text:span text:style-name="T6">2</text:span> <text:span text:style-name="T14">je </text:span>zarovnán na w<text:span text:style-name="T6">2</text:span>, w<text:span text:style-name="T6">3</text:span></text:p>
        </text:list-item>
        <text:list-item>
          <text:p text:style-name="P34">uzel a<text:span text:style-name="T6">2</text:span> <text:span text:style-name="T14">je </text:span>zarovnán na w<text:span text:style-name="T6">3</text:span></text:p>
        </text:list-item>
        <text:list-item>
          <text:p text:style-name="P34">máme tedy spojení a<text:span text:style-name="T6">1</text:span>-b<text:span text:style-name="T6">1</text:span>, a<text:span text:style-name="T6">1</text:span>-b<text:span text:style-name="T6">2</text:span>, <text:span text:style-name="T14">a</text:span><text:span text:style-name="T17">2</text:span><text:span text:style-name="T14">-b</text:span><text:span text:style-name="T17">2</text:span></text:p>
        </text:list-item>
        <text:list-item>
          <text:p text:style-name="P35">projekcí uzlu a<text:span text:style-name="T6">1</text:span> jsou uzly b<text:span text:style-name="T6">1</text:span>, b<text:span text:style-name="T6">2</text:span></text:p>
        </text:list-item>
        <text:list-item>
          <text:p text:style-name="P35">projekcí uzlu a<text:span text:style-name="T6">2</text:span> je uzel b<text:span text:style-name="T6">2</text:span></text:p>
        </text:list-item>
        <text:list-item>
          <text:p text:style-name="P35">projekcí uzlu b<text:span text:style-name="T6">1</text:span> je uzel a<text:span text:style-name="T6">1</text:span></text:p>
        </text:list-item>
        <text:list-item>
          <text:p text:style-name="P35">projekcí uzlu b<text:span text:style-name="T6">2</text:span> jsou uzly a<text:span text:style-name="T6">1</text:span>, a<text:span text:style-name="T6">2</text:span></text:p>
        </text:list-item>
      </text:list>
      <text:p text:style-name="P36">Asymetrie projekcí představuje problém, protože pro porovnávání vlastností uzlů bychom potřebovali, aby projekcí každého uzlu <text:span text:style-name="T15">a</text:span><text:span text:style-name="T6">i</text:span> byl nejvýše jeden uzel b<text:span text:style-name="T6">j</text:span> a aby v případě, že takový uzel existuje, současně platilo, že uzel a<text:span text:style-name="T6">i</text:span> je projekcí uzlu b<text:span text:style-name="T6">j</text:span>. <text:span text:style-name="T18">Nejde jen o zjednodušení inženýrského problému – symetrická projekce by také lépe odpovídala intuici, že oba uzly byly zamýšleny k zachycení téhož konceptu ve významové struktuře věty. Pokusme se proto najít způsob, jak projekci uzlu redukovat a symetrizovat </text:span><text:span text:style-name="T19">na </text:span><text:span text:style-name="T20">korespondenci</text:span><text:span text:style-name="T21"> uzlu s právě jedním uzlem ve druhém souboru.</text:span></text:p>
      <text:p text:style-name="P37">Ve výše uvedeném příkladu by bylo možné říct, že projekce uzlu a<text:span text:style-name="T6">1</text:span> se zredukuje na uzel b<text:span text:style-name="T6">1</text:span>, protože o ten se s nikým dalším nedělí; podobně projekce uzlu b<text:span text:style-name="T6">2</text:span> se zredukuje na uzel a<text:span text:style-name="T6">2</text:span> a spojení a<text:span text:style-name="T6">1</text:span>-b<text:span text:style-name="T6">2</text:span> se bude ignorovat. Bohužel není zaručeno, že taková možnost bude vždy k dispozici. <text:span text:style-name="T22">Co kdyby uzel b</text:span><text:span text:style-name="T23">1</text:span><text:span text:style-name="T22"> byl zarovnán na slova w</text:span><text:span text:style-name="T23">1</text:span><text:span text:style-name="T22">, w</text:span><text:span text:style-name="T23">4</text:span><text:span text:style-name="T22"> a uzel a</text:span><text:span text:style-name="T23">2</text:span><text:span text:style-name="T22"> na slova w</text:span><text:span text:style-name="T23">3</text:span><text:span text:style-name="T22">, w</text:span><text:span text:style-name="T23">4</text:span><text:span text:style-name="T22">? Vzniklo by tím nové spojení a</text:span><text:span text:style-name="T23">2</text:span><text:span text:style-name="T22">-b</text:span><text:span text:style-name="T23">1</text:span><text:span text:style-name="T22"> a projekce obou těchto uzlů by se rovněž rozšířily: každý z uzlů a</text:span><text:span text:style-name="T23">1</text:span><text:span text:style-name="T22">, a</text:span><text:span text:style-name="T23">2</text:span><text:span text:style-name="T22"> by nyní měl ve své projekci oba uzly b</text:span><text:span text:style-name="T23">1</text:span><text:span text:style-name="T22">, b</text:span><text:span text:style-name="T23">2</text:span><text:span text:style-name="T22"> a každý z uzlů b</text:span><text:span text:style-name="T23">1</text:span><text:span text:style-name="T22">, b</text:span><text:span text:style-name="T23">2</text:span><text:span text:style-name="T22"> by měl ve své projekci oba uzly a</text:span><text:span text:style-name="T23">1</text:span><text:span text:style-name="T22">, a</text:span><text:span text:style-name="T23">2</text:span><text:span text:style-name="T22">. V takové situaci už není možné od sebe jednotlivá spojení oddělit a rozhodnout, který uzel jednoznačně a symetricky odpovídá </text:span><text:soft-page-break/><text:span text:style-name="T22">kterému. </text:span><text:span text:style-name="T24">Proto založíme redukci projekcí na něčem jiném – podíváme se na vlastnosti jednotlivých uzlů. Jak jsme řekli, intuitivně chceme na sebe namapovat uzly, které reprezentují tentýž koncept. To nutně neznamená, že jim anotátoři vyplnili identický řetězec v atributu concept, je to ale poměrně pravděpodobné. Můžeme tedy tento atribut využít alespoň jako pomocné kritérium. Nebude-li to stačit, pak srovnáme i další vlastnosti uzlů.</text:span></text:p>
      <text:p text:style-name="P38">Jestliže projekce uzlu a<text:span text:style-name="T6">i</text:span> obsahuje právě jeden uzel b<text:span text:style-name="T6">j</text:span> takový, že a<text:span text:style-name="T6">i</text:span> a b<text:span text:style-name="T6">j</text:span> mají shodnou hodnotu atributu concept, a jestliže současně a<text:span text:style-name="T6">i</text:span> je jediným uzlem v projekci uzlu b<text:span text:style-name="T6">j</text:span>, kde je tato podmínka splněna, pak projekce obou uzlů zredukujeme na korespondenci mezi a<text:span text:style-name="T6">i</text:span> a b<text:span text:style-name="T6">j</text:span>. Tuto redukci provedeme i v případě, že shoda konceptů je dostačujícím kritériem jen z jedné strany: např. pokud uzel b<text:span text:style-name="T6">j</text:span> je jediným uzlem v projekci uzlu a<text:span text:style-name="T6">i</text:span>, který má s a<text:span text:style-name="T6">i</text:span> shodný koncept, ale v projekci uzlu b<text:span text:style-name="T6">j</text:span> je uzlů se shodným konceptem více.</text:p>
      <text:p text:style-name="P39">Pokud se na základě shody konceptů nepodařilo projekce zredukovat, <text:span text:style-name="T25">přicházejí na řadu další vlastnosti uzlů: relace a atributy. Zajímá nás, na kolika z nich se oba uzly shodnou. U atributu sledujeme jak jeho název, tak hodnotu; u relací pouze název (hodnoty relací jsou uzly a ty zatím nemůžeme porovnávat, když nevíme, které uzly jim odpovídají ve druhém souboru). Jestliže v projekci uzlu a</text:span><text:span text:style-name="T26">i</text:span><text:span text:style-name="T25"> existuje takový uzel b</text:span><text:span text:style-name="T26">j</text:span><text:span text:style-name="T25">, který má počet vlastností shodných s a</text:span><text:span text:style-name="T26">i</text:span><text:span text:style-name="T25"> ostře větší než kterýkoli jiný uzel v projekci a</text:span><text:span text:style-name="T26">i</text:span><text:span text:style-name="T25">, </text:span><text:span text:style-name="T27">a jestliže totéž platí i opačným směrem, tedy b</text:span><text:span text:style-name="T28">j</text:span><text:span text:style-name="T27"> má ze všech uzlů ve své projekci nejlepší shodu právě s a</text:span><text:span text:style-name="T28">i</text:span><text:span text:style-name="T27">,</text:span><text:span text:style-name="T25"> zredukujeme projekci na korespondenci a</text:span><text:span text:style-name="T26">i</text:span><text:span text:style-name="T25">-b</text:span><text:span text:style-name="T26">j</text:span><text:span text:style-name="T25">. </text:span><text:span text:style-name="T27">Tuto redukci provedeme i v případě, že v jednom směru jde o ostré maximum a ve druhém směru o neostré.</text:span></text:p>
      <text:p text:style-name="P40">Doformulovat:</text:p>
      <text:list text:style-name="L8">
        <text:list-item>
          <text:p text:style-name="P41">Všechny uzly s nejednoznačnou projekcí dát do jednoho pytle (z obou souborů dohromady).</text:p>
        </text:list-item>
        <text:list-item>
          <text:p text:style-name="P41">Pro každý z nich najít v jejich projekci nejlepšího kandidáta na korespondenci. Je několik různě důležitých kritérií, podle kterých můžeme kandidáty seřadit a vybrat nejlepšího. Méně důležitá kritéria slouží pouze jako tie-breakery, aby bylo pořadí pokud možno vždy jednoznačné a <text:span text:style-name="T29">opakované porovnání týchž dvou souborů dopadlo pokud možno stejně, bez ohledu na to, který bude uveden jako první a který jako druhý.</text:span></text:p>
          <text:list>
            <text:list-item>
              <text:p text:style-name="P42">Shodná hodnota konceptu jako u uzlu, jehož projekce to je? Uzly se shodným konceptem řadit před ty s neshodným konceptem.</text:p>
            </text:list-item>
            <text:list-item>
              <text:p text:style-name="P42">Počet shod u dalších vlastností uzlu a jeho projekce. Uzly s vyšším počtem shod řadit dříve. U relací se kontroluje shoda pouze u názvu, u atributů pak název i hodnota.</text:p>
              <text:list>
                <text:list-item>
                  <text:p text:style-name="P43">Případně se můžeme i u relací pokusit posoudit hodnotu. Protože zatím není zaručeno, že všechny projekce byly zredukovány na korespondence, za shodu považujeme, pokud dítě hrany má spojení s dítětem odpovídající hrany ve druhém uzlu. Tento vztah je symetrický a navíc se ptáme na původně stanovené spojení přes zarovnání na slova, nezajímá nás tedy, zda jsme mezitím některou projekci zredukovali na korespondenci, která toto spojení nebere v potaz.</text:p>
                </text:list-item>
              </text:list>
            </text:list-item>
            <text:list-item>
              <text:p text:style-name="P42">Benevolentnější počet shod, kde se i u atributů posuzuje pouze název.</text:p>
            </text:list-item>
            <text:list-item>
              <text:p text:style-name="P42">Lexikografické řazení podle shodujících se vlastností.</text:p>
            </text:list-item>
            <text:list-item>
              <text:p text:style-name="P42">Lexikografické řazení podle všech vlastností.</text:p>
            </text:list-item>
            <text:list-item>
              <text:p text:style-name="P42"><text:soft-page-break/>Pokud jsme se dostali až sem, máme prakticky shodné uzly. <text:span text:style-name="T30">Pro porovnání vlastností uzlu a jeho korespondence je určitě jedno, který vybereme, skóre bude stejné. Přesto je ale asi možné, že výběr ovlivní, jaké možnosti budeme mít na výběr u jiných uzlů, a tam už se třeba skóre může změnit. Úplná optimalizace je pravděpodobně NP-těžká úloha. My ale reálně neočekáváme, že se v datech často vyskytne situace, kdy </text:span><text:span text:style-name="T31">toto rozhodnutí může významně ovlivnit výsledné skóre. Proto se můžeme rozhodnout arbitrárně, ale mělo by to být opakovatelné.</text:span></text:p>
            </text:list-item>
            <text:list-item>
              <text:p text:style-name="P44">Index prvního slova ve větě, na které je kandidát zarovnaný.</text:p>
            </text:list-item>
            <text:list-item>
              <text:p text:style-name="P44">Počet slov ve větě, na která je kandidát zarovnaný (méně je dříve).</text:p>
            </text:list-item>
            <text:list-item>
              <text:p text:style-name="P44">Proměnná (id) uzlu (lexikografické řazení).</text:p>
            </text:list-item>
          </text:list>
        </text:list-item>
        <text:list-item>
          <text:p text:style-name="P44">Nyní podle stejných kritérií seřadit i vlastní uzly, jejichž přojekce je nejednoznačná. Tedy uzel, jehož nejlepší kandidát na korespondenci je nejlepší ze všech v obou souborech, bude první.</text:p>
        </text:list-item>
        <text:list-item>
          <text:p text:style-name="P44">Ze seřazených uzlů vezmeme první a vybereme jeho protějšek. Tím jsme odstranili spojení s jinými uzly a změnili jsme tím jejich situaci. Vše tedy musíme přepočítat a seřadit znova. Některé uzly už teď nebudou mít protějšek, nebo ho budou mít méně nejednoznačný.</text:p>
        </text:list-item>
        <text:list-item>
          <text:p text:style-name="P44">Opakujeme, dokud všechny projekce nejsou zredukované na korespondence.</text:p>
        </text:list-item>
      </text:list>
      <text:p text:style-name="P45">TBA:</text:p>
      <text:list text:style-name="L9">
        <text:list-item>
          <text:p text:style-name="P46">Popsat už udělané mapování přes zarovnání na slova a přes koncepty a :op u jmen.</text:p>
        </text:list-item>
        <text:list-item>
          <text:p text:style-name="P46">Navrhnout nějakou další symetrizaci? Je vůbec možné zajistit, že každý uzel bude mít buď 0 nebo 1 protějšek na druhé straně? (A samozřejmě že případná relace 1-1 pak bude symetrická.) Každopádně by se opět mohlo vybírat pomocí konceptů, případně pomocí nejlepší shody.</text:p>
        </text:list-item>
      </text:list>
      <text:h text:style-name="P26" text:outline-level="2">Agregace přes všechny uzly</text:h>
      <text:p text:style-name="P45">TBA: Cílem je, aby kromě řady dílčích údajů mohla metoda vyprodukovat jedno skóre, které bude udávat celkovou míru shody. To by mělo zahrnovat i uzly, pro které se nepodařilo najít protějšek <text:span text:style-name="T1">–</text:span> jejich vlastnosti budou započítány do celkového počtu porovnávaných vlastností, ale nedodají žádné pozitivní body, protože se nenašly v odpovídajícím uzlu druhého souboru (protože není žádný takový uzel). <text:span text:style-name="T32">Mezi dílčími údaji nicméně můžeme tyto jevy oddělit a dodat zvlášť skóre trojic na spárovaných uzlech a zvlášť F</text:span><text:span text:style-name="T33">1</text:span><text:span text:style-name="T32"> skóre párování uzlů.</text:span></text:p>
      <text:h text:style-name="P47" text:outline-level="2">Další poznámky</text:h>
      <text:p text:style-name="P48">Ve výchozím nastavení se kontrolují všechny trojice, které lze ve větných grafech najít, tedy všechny koncepty, hrany a atributy. Uživatel samozřejmě může mít zájem o dílčí vyhodnocení např. jenom konceptů, nebo o vynechání některých atributů (např. :wiki), které v daném souboru anotované nejsou. Takto upravené metriky budou k dispozici na vyžádání.</text:p>
      <text:p text:style-name="P49">Ve výchozím nastavení metriky se invertovaným hranám nedostává žádného zvláštního zacházení. Tím pádem se trojice <text:span text:style-name="T5">(s1a, :ARG0, s1b)</text:span> a <text:span text:style-name="T5">(s1b, :ARG0-of, s1a)</text:span> nepovažují za <text:soft-page-break/>ekvivalentní, přestože znamenají téměř totéž (až na to, že volba mezi invertovanou a neinvertovanou hranou může reflektovat hierarchii hlavní a vedlejší predikace ve větě).</text:p>
      <text:p text:style-name="P48">Zatím neřešíme grafy na úrovni dokumentu. Až na ně dojde, bude pravděpodobně možné i je rozebrat na podobné trojice, kde půjde buď o pojmenované hrany mezi uzly, nebo mezi uzlem a konstantou (např. document-creation-time). Otázka je, zda i tam budeme ve výchozím nastavení trvat na přesně stejném znění anotace v obou dokumentech, nebo umožníme některé vztahy dopočítat (např. tranzitivní uzávěr koreferenčních hran typu :same-ent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4-03T15:34:10.401000000</meta:creation-date>
    <dc:date>2025-04-06T11:52:44.623000000</dc:date>
    <dc:creator>Daniel Zeman</dc:creator>
    <meta:editing-duration>PT1H33M48S</meta:editing-duration>
    <meta:editing-cycles>15</meta:editing-cycles>
    <meta:generator>LibreOffice/24.8.5.2$Windows_X86_64 LibreOffice_project/fddf2685c70b461e7832239a0162a77216259f22</meta:generator>
    <meta:document-statistic meta:table-count="0" meta:image-count="0" meta:object-count="0" meta:page-count="7" meta:paragraph-count="102" meta:word-count="2567" meta:character-count="15589" meta:non-whitespace-character-count="13171"/>
  </office:meta>
</office:document-meta>
</file>